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50000010C44DD1B2367D651C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393cm" svg:height="7.602cm" svg:x="1.356cm" svg:y="11.065cm">
          <draw:image xlink:href="Pictures/10000000000002750000010C44DD1B2367D651C7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5T11:23:26.979571583</meta:creation-date>
    <dc:date>2021-10-15T11:24:19.606069187</dc:date>
    <meta:editing-duration>PT53S</meta:editing-duration>
    <meta:editing-cycles>1</meta:editing-cycles>
    <meta:document-statistic meta:object-count="1"/>
    <meta:generator>LibreOffice/6.4.7.2$Linux_X86_64 LibreOffice_project/40$Build-2</meta:generator>
  </office:meta>
</office:document-meta>
</file>